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00008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>
      <style:graphic-properties svg:stroke-width="0.07cm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7cm" draw:marker-start-width="0.305cm" draw:marker-end-width="0.305cm" draw:fill-color="#e6e6e6" draw:textarea-vertical-align="middle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5cm" svg:height="4cm" svg:x="1.1cm" svg:y="1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4cm" svg:x="1.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6.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2.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17.6cm" svg:y="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23.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.1cm" svg:y="5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6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2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17.6cm" svg:y="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23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.1cm" svg:y="9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1.1cm" svg:y="9cm">
          <text:p text:style-name="P2">.</text:p>
          <text:p text:style-name="P2">.</text:p>
          <text:p text:style-name="P2">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6.6cm" svg:y="9cm">
          <text:p text:style-name="P2"><text:span text:style-name="T1">.</text:span></text:p>
          <text:p text:style-name="P2"><text:span text:style-name="T1">.</text:span></text:p>
          <text:p text:style-name="P2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12.1cm" svg:y="9cm">
          <text:p text:style-name="P2"><text:span text:style-name="T1">.</text:span></text:p>
          <text:p text:style-name="P2"><text:span text:style-name="T1">.</text:span></text:p>
          <text:p text:style-name="P2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4cm" svg:x="17.6cm" svg:y="9cm">
          <text:p text:style-name="P2">.</text:p>
          <text:p text:style-name="P2">...</text:p>
          <text:p text:style-name="P2">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4cm" svg:x="23.1cm" svg:y="9cm">
          <text:p text:style-name="P2">.</text:p>
          <text:p text:style-name="P2">.</text:p>
          <text:p text:style-name="P2">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.1cm" svg:y="13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.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6.6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12.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4cm" svg:x="17.6cm" svg:y="1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cm" svg:x="23.1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23cm" svg:height="1.352cm" svg:x="-0.6cm" svg:y="8.3cm">
          <draw:text-box>
            <text:p text:style-name="P3"><text:span text:style-name="T2">M</text:span></text:p>
          </draw:text-box>
        </draw:frame>
        <draw:frame draw:style-name="gr4" draw:text-style-name="P4" draw:layer="layout" svg:width="1.323cm" svg:height="1.352cm" svg:x="14.201cm" svg:y="17.1cm">
          <draw:text-box>
            <text:p text:style-name="P3"><text:span text:style-name="T2">M</text:span></text:p>
          </draw:text-box>
        </draw:frame>
        <draw:custom-shape draw:style-name="gr1" draw:text-style-name="P1" draw:layer="layout" svg:width="1.375cm" svg:height="1cm" svg:x="1.1cm" svg:y="1cm">
          <text:p text:style-name="P1">T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2.47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3.8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5.22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1.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2.47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3.8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5.22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1.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2.47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3.8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5.22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1.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2.47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3.8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1cm" svg:x="5.22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014cm" svg:height="1.038cm" svg:x="0.201cm" svg:y="2.5cm">
          <draw:text-box>
            <text:p text:style-name="P5"><text:span text:style-name="T4">N</text:span></text:p>
          </draw:text-box>
        </draw:frame>
        <draw:frame draw:style-name="gr5" draw:text-style-name="P6" draw:layer="layout" svg:width="1.014cm" svg:height="1.038cm" svg:x="3.401cm" svg:y="0.1cm">
          <draw:text-box>
            <text:p text:style-name="P5"><text:span text:style-name="T4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gerio </meta:initial-creator>
    <meta:creation-date>2011-07-19T23:15:46</meta:creation-date>
    <dc:date>2011-07-19T23:35:40</dc:date>
    <dc:creator>rogerio </dc:creator>
    <meta:editing-duration>PT00H10M14S</meta:editing-duration>
    <meta:editing-cycles>2</meta:editing-cycles>
    <meta:generator>BrOffice.org/3.2$Linux OpenOffice.org_project/320m19$Build-9505</meta:generator>
    <meta:document-statistic meta:object-count="44"/>
  </office:meta>
</office:document-meta>
</file>